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868cm" fo:break-before="auto" style:use-optimal-row-height="true"/>
    </style:style>
    <style:style style:name="ro5" style:family="table-row">
      <style:table-row-properties style:row-height="1.274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b4c7dc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style:font-name="Liberation Sans" style:font-name-asian="Segoe UI" style:font-name-complex="Tahoma"/>
    </style:style>
    <style:style style:name="ce7" style:family="table-cell" style:parent-style-name="Default" style:data-style-name="N37"/>
    <style:style style:name="ce8" style:family="table-cell" style:parent-style-name="Default" style:data-style-name="N37">
      <style:table-cell-properties fo:background-color="#b4c7dc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5983b0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15" style:family="table-cell" style:parent-style-name="Default" style:data-style-name="N11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983b0" fo:wrap-option="wrap" style:vertical-align="top"/>
      <style:text-properties style:font-name="Liberation Sans" fo:font-weight="bold" style:font-weight-asian="bold" style:font-weight-complex="bold"/>
    </style:style>
    <style:style style:name="ce51" style:family="table-cell" style:parent-style-name="Default">
      <style:table-cell-properties fo:background-color="#b4c7dc" fo:wrap-option="wrap" style:vertical-align="top"/>
      <style:text-properties style:font-name="Liberation Sans"/>
    </style:style>
    <style:style style:name="ce71" style:family="table-cell" style:parent-style-name="Default">
      <style:table-cell-properties fo:wrap-option="wrap" style:vertical-align="top"/>
      <style:text-properties style:font-name="Liberation Sans"/>
    </style:style>
    <style:style style:name="ce52" style:family="table-cell" style:parent-style-name="Default">
      <style:table-cell-properties fo:wrap-option="wrap" style:vertical-align="top"/>
      <style:text-properties style:font-name="Liberation Sans"/>
    </style:style>
    <style:style style:name="ce53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font-name="Liberation Sans"/>
    </style:style>
    <style:style style:name="ce54" style:family="table-cell" style:parent-style-name="Default">
      <style:text-properties style:font-name="Liberation Sans"/>
    </style:style>
    <style:style style:name="ce55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56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57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  <style:text-properties style:font-name="Liberation Sans"/>
    </style:style>
    <style:style style:name="ce58" style:family="table-cell" style:parent-style-name="Default">
      <style:table-cell-properties fo:background-color="#999999" fo:wrap-option="wrap" style:vertical-align="top"/>
      <style:text-properties style:font-name="Liberation Sans" style:font-name-asian="Segoe UI" style:font-name-complex="Tahoma"/>
    </style:style>
    <style:style style:name="ce59" style:family="table-cell" style:parent-style-name="Default">
      <style:table-cell-properties fo:background-color="transparent" fo:wrap-option="wrap" style:vertical-align="top"/>
      <style:text-properties style:font-name="Liberation Sans"/>
    </style:style>
    <style:style style:name="ce60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61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6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wrap-option="wrap" style:vertical-align="top"/>
      <style:text-properties style:font-name="Liberation Sans"/>
    </style:style>
    <style:style style:name="ce64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style:font-name="Liberation Sans"/>
    </style:style>
    <style:style style:name="ce68" style:family="table-cell" style:parent-style-name="Default" style:data-style-name="N11">
      <style:table-cell-properties fo:wrap-option="wrap" style:vertical-align="top"/>
      <style:text-properties style:font-name="Liberation Sans"/>
    </style:style>
    <style:style style:name="ce69" style:family="table-cell" style:parent-style-name="Default">
      <style:table-cell-properties style:vertical-align="top"/>
      <style:text-properties style:font-name="Liberation Sans"/>
    </style:style>
    <style:style style:name="ce16" style:family="table-cell" style:parent-style-name="Default">
      <style:table-cell-properties fo:background-color="#5983b0" fo:wrap-option="wrap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fo:wrap-option="wrap" style:vertical-align="top"/>
    </style:style>
    <style:style style:name="ce65" style:family="table-cell" style:parent-style-name="Default">
      <style:table-cell-properties fo:wrap-option="wrap" style:vertical-align="top"/>
      <style:text-properties style:use-window-font-color="true"/>
    </style:style>
    <style:style style:name="ce73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66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/>
    </style:style>
    <style:style style:name="ce67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5983b0" fo:wrap-option="wrap" style:vertical-align="top"/>
    </style:style>
    <style:style style:name="ce22" style:family="table-cell" style:parent-style-name="Default">
      <style:table-cell-properties fo:background-color="#999999" fo:wrap-option="wrap" style:vertical-align="top"/>
    </style:style>
    <style:style style:name="ce23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</style:style>
    <style:style style:name="ce24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</style:style>
    <style:style style:name="ce25" style:family="table-cell" style:parent-style-name="Default">
      <style:table-cell-properties fo:background-color="#5983b0" fo:wrap-option="wrap" style:vertical-align="top"/>
    </style:style>
    <style:style style:name="ce26" style:family="table-cell" style:parent-style-name="Default">
      <style:table-cell-properties fo:background-color="#999999" fo:wrap-option="wrap" style:vertical-align="top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29" style:family="table-cell" style:parent-style-name="Default" style:data-style-name="N11">
      <style:table-cell-properties fo:wrap-option="wrap" style:vertical-align="top"/>
    </style:style>
    <style:style style:name="ce104" style:family="table-cell" style:parent-style-name="Default">
      <style:table-cell-properties fo:background-color="#5983b0" fo:wrap-option="wrap" style:vertical-align="top"/>
    </style:style>
    <style:style style:name="ce105" style:family="table-cell" style:parent-style-name="Default">
      <style:table-cell-properties fo:background-color="#999999" fo:wrap-option="wrap" style:vertical-align="top"/>
    </style:style>
    <style:style style:name="ce10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07" style:family="table-cell" style:parent-style-name="Default">
      <style:table-cell-properties fo:background-color="#5983b0" fo:wrap-option="wrap" style:vertical-align="top"/>
    </style:style>
    <style:style style:name="ce108" style:family="table-cell" style:parent-style-name="Default">
      <style:table-cell-properties fo:background-color="#999999" fo:wrap-option="wrap" style:vertical-align="top"/>
    </style:style>
    <style:style style:name="ce10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10" style:family="table-cell" style:parent-style-name="Default">
      <style:table-cell-properties fo:background-color="#5983b0" fo:wrap-option="wrap" style:vertical-align="top"/>
    </style:style>
    <style:style style:name="ce111" style:family="table-cell" style:parent-style-name="Default">
      <style:table-cell-properties fo:background-color="#999999" fo:wrap-option="wrap" style:vertical-align="top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45" style:family="table-cell" style:parent-style-name="Default">
      <style:table-cell-properties fo:background-color="transparent" fo:wrap-option="wrap" style:vertical-align="top"/>
    </style:style>
    <style:style style:name="ce18" style:family="table-cell" style:parent-style-name="Default">
      <style:table-cell-properties fo:wrap-option="wrap" style:vertical-align="top"/>
      <style:text-properties fo:color="#b2b2b2"/>
    </style:style>
    <style:style style:name="ce20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fo:color="#b2b2b2"/>
    </style:style>
    <style:style style:name="ce116" style:family="table-cell" style:parent-style-name="Default">
      <style:table-cell-properties fo:background-color="#5983b0" fo:wrap-option="wrap" style:vertical-align="top"/>
    </style:style>
    <style:style style:name="ce117" style:family="table-cell" style:parent-style-name="Default">
      <style:table-cell-properties fo:background-color="#999999" fo:wrap-option="wrap" style:vertical-align="top"/>
    </style:style>
    <style:style style:name="ce1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44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2:.$A$6])" table:allow-empty-cell="false" table:display-list="unsorted" table:base-cell-address="'Misc.'.C27">
          <table:error-message table:message-type="stop" table:display="true"/>
        </table:content-validation>
      </table:content-validation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Test Plan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Website</text:p>
          </table:table-cell>
          <table:table-cell office:value-type="string" calcext:value-type="string">
            <text:p>dorinedeen.wordpress.com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est Type</text:p>
          </table:table-cell>
          <table:table-cell office:value-type="string" calcext:value-type="string">
            <text:p>UI testing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rogramming Language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ramework</text:p>
          </table:table-cell>
          <table:table-cell office:value-type="string" calcext:value-type="string">
            <text:p>Playwrigh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ested Browsers</text:p>
          </table:table-cell>
          <table:table-cell table:style-name="ce36" office:value-type="string" calcext:value-type="string">
            <text:p>Chromium, Firefox, and WebKit 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rt Date</text:p>
          </table:table-cell>
          <table:table-cell table:style-name="ce7" office:value-type="date" office:date-value="2024-09-13" calcext:value-type="date">
            <text:p>13/09/2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arget Date of Completion</text:p>
          </table:table-cell>
          <table:table-cell table:style-name="ce7" office:value-type="date" office:date-value="2024-10-11" calcext:value-type="date">
            <text:p>11/10/24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7"/>
          <table:table-cell table:number-columns-repeated="5"/>
        </table:table-row>
        <table:table-row table:style-name="ro1">
          <table:table-cell table:style-name="ce4" office:value-type="string" calcext:value-type="string">
            <text:p>Overview</text:p>
          </table:table-cell>
          <table:table-cell table:style-name="ce8" office:value-type="string" calcext:value-type="string">
            <text:p>Not Tested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locked</text:p>
          </table:table-cell>
          <table:table-cell table:style-name="ce12" office:value-type="string" calcext:value-type="string">
            <text:p>Progress</text:p>
          </table:table-cell>
        </table:table-row>
        <table:table-row table:style-name="ro1">
          <table:table-cell table:style-name="ce2" office:value-type="string" calcext:value-type="string">
            <text:p>Home</text:p>
          </table:table-cell>
          <table:table-cell table:style-name="ce9" table:formula="of:=[$Home.$D$2]" office:value-type="float" office:value="4" calcext:value-type="float">
            <text:p>4</text:p>
          </table:table-cell>
          <table:table-cell table:style-name="ce9" table:formula="of:=[$Home.$D$3]" office:value-type="float" office:value="0" calcext:value-type="float">
            <text:p>0</text:p>
          </table:table-cell>
          <table:table-cell table:style-name="ce9" table:formula="of:=[$Home.$D$4]" office:value-type="float" office:value="0" calcext:value-type="float">
            <text:p>0</text:p>
          </table:table-cell>
          <table:table-cell table:style-name="ce9" table:formula="of:=[$Home.$D$5]" office:value-type="float" office:value="0" calcext:value-type="float">
            <text:p>0</text:p>
          </table:table-cell>
          <table:table-cell table:style-name="ce9" table:formula="of:=[$Home.$D$6]" office:value-type="float" office:value="0" calcext:value-type="float">
            <text:p>0</text:p>
          </table:table-cell>
          <table:table-cell table:style-name="ce13" table:formula="of:=[$Home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Gallery</text:p>
          </table:table-cell>
          <table:table-cell table:style-name="ce9" table:formula="of:=[$Gallery.$D$2]" office:value-type="float" office:value="6" calcext:value-type="float">
            <text:p>6</text:p>
          </table:table-cell>
          <table:table-cell table:style-name="ce9" table:formula="of:=[$Gallery.$D$3]" office:value-type="float" office:value="0" calcext:value-type="float">
            <text:p>0</text:p>
          </table:table-cell>
          <table:table-cell table:style-name="ce9" table:formula="of:=[$Gallery.$D$4]" office:value-type="float" office:value="0" calcext:value-type="float">
            <text:p>0</text:p>
          </table:table-cell>
          <table:table-cell table:style-name="ce9" table:formula="of:=[$Gallery.$D$5]" office:value-type="float" office:value="0" calcext:value-type="float">
            <text:p>0</text:p>
          </table:table-cell>
          <table:table-cell table:style-name="ce9" table:formula="of:=[$Gallery.$D$6]" office:value-type="float" office:value="0" calcext:value-type="float">
            <text:p>0</text:p>
          </table:table-cell>
          <table:table-cell table:style-name="ce13" table:formula="of:=[$Gallery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Commissions</text:p>
          </table:table-cell>
          <table:table-cell table:style-name="ce9" table:formula="of:=[$Commissions.$D$2]" office:value-type="float" office:value="14" calcext:value-type="float">
            <text:p>14</text:p>
          </table:table-cell>
          <table:table-cell table:style-name="ce9" table:formula="of:=[$Commissions.$D$3]" office:value-type="float" office:value="0" calcext:value-type="float">
            <text:p>0</text:p>
          </table:table-cell>
          <table:table-cell table:style-name="ce9" table:formula="of:=[$Commissions.$D$4]" office:value-type="float" office:value="0" calcext:value-type="float">
            <text:p>0</text:p>
          </table:table-cell>
          <table:table-cell table:style-name="ce9" table:formula="of:=[$Commissions.$D$5]" office:value-type="float" office:value="0" calcext:value-type="float">
            <text:p>0</text:p>
          </table:table-cell>
          <table:table-cell table:style-name="ce9" table:formula="of:=[$Commissions.$D$6]" office:value-type="float" office:value="0" calcext:value-type="float">
            <text:p>0</text:p>
          </table:table-cell>
          <table:table-cell table:style-name="ce13" table:formula="of:=[$Commissions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Contact</text:p>
          </table:table-cell>
          <table:table-cell table:style-name="ce9" table:formula="of:=[$Contact.$D$2]" office:value-type="float" office:value="10" calcext:value-type="float">
            <text:p>10</text:p>
          </table:table-cell>
          <table:table-cell table:style-name="ce9" table:formula="of:=[$Contact.$D$3]" office:value-type="float" office:value="0" calcext:value-type="float">
            <text:p>0</text:p>
          </table:table-cell>
          <table:table-cell table:style-name="ce9" table:formula="of:=[$Contact.$D$4]" office:value-type="float" office:value="0" calcext:value-type="float">
            <text:p>0</text:p>
          </table:table-cell>
          <table:table-cell table:style-name="ce9" table:formula="of:=[$Contact.$D$5]" office:value-type="float" office:value="0" calcext:value-type="float">
            <text:p>0</text:p>
          </table:table-cell>
          <table:table-cell table:style-name="ce9" table:formula="of:=[$Contact.$D$6]" office:value-type="float" office:value="0" calcext:value-type="float">
            <text:p>0</text:p>
          </table:table-cell>
          <table:table-cell table:style-name="ce13" table:formula="of:=[$Contact.$D$7]" office:value-type="percentage" office:value="0" calcext:value-type="percentage">
            <text:p>0.00%</text:p>
          </table:table-cell>
        </table:table-row>
        <table:table-row table:style-name="ro1">
          <table:table-cell table:style-name="ce5" office:value-type="string" calcext:value-type="string">
            <text:p>Misc.</text:p>
          </table:table-cell>
          <table:table-cell table:style-name="ce10" table:formula="of:=[$'Misc.'.$D$2]" office:value-type="float" office:value="13" calcext:value-type="float">
            <text:p>13</text:p>
          </table:table-cell>
          <table:table-cell table:style-name="ce10" table:formula="of:=[$'Misc.'.D3]" office:value-type="float" office:value="0" calcext:value-type="float">
            <text:p>0</text:p>
          </table:table-cell>
          <table:table-cell table:style-name="ce10" table:formula="of:=[$'Misc.'.D4]" office:value-type="float" office:value="0" calcext:value-type="float">
            <text:p>0</text:p>
          </table:table-cell>
          <table:table-cell table:style-name="ce10" table:formula="of:=[$'Misc.'.D5]" office:value-type="float" office:value="0" calcext:value-type="float">
            <text:p>0</text:p>
          </table:table-cell>
          <table:table-cell table:style-name="ce10" table:formula="of:=[$'Misc.'.D6]" office:value-type="float" office:value="0" calcext:value-type="float">
            <text:p>0</text:p>
          </table:table-cell>
          <table:table-cell table:style-name="ce14" table:formula="of:=[$'Misc.'.D7]" office:value-type="percentage" office:value="0" calcext:value-type="percentage">
            <text:p>0.00%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1" table:formula="of:=SUM([.B11:.B15])" office:value-type="float" office:value="47" calcext:value-type="float">
            <text:p>47</text:p>
          </table:table-cell>
          <table:table-cell table:style-name="ce11" table:formula="of:=SUM([.C11:.C15])" office:value-type="float" office:value="0" calcext:value-type="float">
            <text:p>0</text:p>
          </table:table-cell>
          <table:table-cell table:style-name="ce11" table:formula="of:=SUM([.D11:.D15])" office:value-type="float" office:value="0" calcext:value-type="float">
            <text:p>0</text:p>
          </table:table-cell>
          <table:table-cell table:style-name="ce11" table:formula="of:=SUM([.E11:.E15])" office:value-type="float" office:value="0" calcext:value-type="float">
            <text:p>0</text:p>
          </table:table-cell>
          <table:table-cell table:style-name="ce11" table:formula="of:=SUM([.F11:.F15])" office:value-type="float" office:value="0" calcext:value-type="float">
            <text:p>0</text:p>
          </table:table-cell>
          <table:table-cell table:style-name="ce15" table:formula="of:=SUM([.G11:.G15])/COUNT([.G11:.G15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</table:table>
      <table:table table:name="Misc." table:style-name="ta1">
        <office:forms form:automatic-focus="false" form:apply-design-mode="false"/>
        <table:table-column table:style-name="co3" table:default-cell-style-name="ce52"/>
        <table:table-column table:style-name="co2" table:number-columns-repeated="3" table:default-cell-style-name="ce52"/>
        <table:table-column table:style-name="co2" table:default-cell-style-name="ce69"/>
        <table:table-column table:style-name="co2" table:number-columns-repeated="16379" table:default-cell-style-name="ce54"/>
        <table:table-row table:style-name="ro2">
          <table:table-cell table:style-name="ce50" office:value-type="string" calcext:value-type="string">
            <text:p>Misc.</text:p>
          </table:table-cell>
          <table:table-cell/>
          <table:table-cell table:style-name="ce55" office:value-type="string" calcext:value-type="string">
            <text:p>Results</text:p>
          </table:table-cell>
          <table:table-cell table:style-name="ce55" office:value-type="string" calcext:value-type="string">
            <text:p>Progress (count)</text:p>
          </table:table-cell>
          <table:table-cell table:number-columns-repeated="16380"/>
        </table:table-row>
        <table:table-row table:style-name="ro1">
          <table:table-cell table:style-name="ce51" office:value-type="string" calcext:value-type="string">
            <text:p>Notes:</text:p>
          </table:table-cell>
          <table:table-cell/>
          <table:table-cell table:style-name="ce51" office:value-type="string" calcext:value-type="string">
            <text:p>Not Tested</text:p>
          </table:table-cell>
          <table:table-cell table:formula="of:=COUNTIF([.$C$18:.$C$512]; [.C2])"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table:style-name="ce71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51" office:value-type="string" calcext:value-type="string">
            <text:p>Pass</text:p>
          </table:table-cell>
          <table:table-cell table:formula="of:=COUNTIF([.$C$18:.$C$512]; [.C3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71"/>
          <table:table-cell/>
          <table:table-cell table:style-name="ce51" office:value-type="string" calcext:value-type="string">
            <text:p>Fail</text:p>
          </table:table-cell>
          <table:table-cell table:formula="of:=COUNTIF([.$C$18:.$C$512]; [.C4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71"/>
          <table:table-cell/>
          <table:table-cell table:style-name="ce51" office:value-type="string" calcext:value-type="string">
            <text:p>N/A</text:p>
          </table:table-cell>
          <table:table-cell table:formula="of:=COUNTIF([.$C$18:.$C$512]; [.C5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71"/>
          <table:table-cell/>
          <table:table-cell table:style-name="ce53" office:value-type="string" calcext:value-type="string">
            <text:p>Blocked</text:p>
          </table:table-cell>
          <table:table-cell table:style-name="ce64" table:formula="of:=COUNTIF([.$C$18:.$C$512]; [.C6])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covered-table-cell table:style-name="ce71"/>
          <table:table-cell/>
          <table:table-cell table:style-name="ce55" office:value-type="string" calcext:value-type="string">
            <text:p>Overall progress</text:p>
          </table:table-cell>
          <table:table-cell table:style-name="ce68" table:formula="of:=(SUM([.D3:.D5])/SUM([.D2:.D6]))" office:value-type="percentage" office:value="0" calcext:value-type="percentage">
            <text:p>0.00%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59"/>
          <table:table-cell table:style-name="ce68"/>
          <table:table-cell table:number-columns-repeated="16380"/>
        </table:table-row>
        <table:table-row table:style-name="ro1">
          <table:table-cell table:style-name="ce50" office:value-type="string" calcext:value-type="string">
            <text:p>Cookies Bann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 for the first time.</text:p>
          </table:table-cell>
          <table:table-cell table:style-name="ce56" office:value-type="string" calcext:value-type="string">
            <text:p>test_cookies_banner_visible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Cookie banner displays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Hyperlink to cookie policy linked to text “Cookie Policy”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office:value-type="string" calcext:value-type="string">
            <text:p>1. Navigate to the site’s home page for the first time.</text:p>
            <text:p>2. Click on the button “Accept” on the cookies banner.</text:p>
          </table:table-cell>
          <table:table-cell table:style-name="ce57" office:value-type="string" calcext:value-type="string">
            <text:p>test_cookies_accepted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banner about cookies should no longer display.</text:p>
          </table:table-cell>
          <table:table-cell table:style-name="ce56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If applicable: Navigate to the site’s home page for the first time.</text:p>
            <text:p><text:span text:style-name="T1">2. Click on the button “Decline” on the cookies banner.</text:span></text:p>
          </table:table-cell>
          <table:table-cell table:style-name="ce56" office:value-type="string" calcext:value-type="string">
            <text:p>/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A message should appear to either set the cookies settings or warn the user about not being able to use the website.</text:p>
          </table:table-cell>
          <table:table-cell table:style-name="ce57"/>
          <table:table-cell table:style-name="ce62" table:content-validation-name="val1" office:value-type="string" calcext:value-type="string">
            <text:p>N/A</text:p>
          </table:table-cell>
          <table:table-cell table:style-name="ce64" office:value-type="string" calcext:value-type="string">
            <text:p>No “decline” button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50" office:value-type="string" calcext:value-type="string">
            <text:p>Site Head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header.</text:p>
          </table:table-cell>
          <table:table-cell table:style-name="ce58" office:value-type="string" calcext:value-type="string">
            <text:p>test_site_head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Logo is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Website title and tag line are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Buttons linking to social media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Ribbon with the website page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header.</text:p>
            <text:p>4. Navigate to Commissions.</text:p>
            <text:p>5. Observe the site header.</text:p>
            <text:p>6. Navigate to Contact.</text:p>
            <text:p>7. Observe the site header.</text:p>
          </table:table-cell>
          <table:table-cell table:style-name="ce58" office:value-type="string" calcext:value-type="string">
            <text:p>test_site_head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head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5">
          <table:table-cell office:value-type="string" calcext:value-type="string">
            <text:p>1. Navigate to the site’s home page.</text:p>
            <text:p>2. From the ribbon under the site header, select the button “GALLERY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Gallery page (/gallery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MMISSIONS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mmissions page (/commission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NTACT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ntact page (/contact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HOME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Home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4" table:number-columns-repeated="4"/>
          <table:table-cell table:number-columns-repeated="16380"/>
        </table:table-row>
        <table:table-row table:style-name="ro1">
          <table:table-cell table:style-name="ce50" office:value-type="string" calcext:value-type="string">
            <text:p>Site Foot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1. Navigate to the site’s home page.</text:p>
            <text:p>2. Observe the site footer.</text:p>
          </table:table-cell>
          <table:table-cell table:style-name="ce56"/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ocial media text buttons with hyperlink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ebsite’s title visible with hyperlink to homepag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ordpress logo with hyperlink linking to Wordpress websit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footer.</text:p>
            <text:p>4. Navigate to Commissions.</text:p>
            <text:p>5. Observe the site footer.</text:p>
            <text:p>6. Navigate to Contact.</text:p>
            <text:p>7. Observe the site footer.</text:p>
          </table:table-cell>
          <table:table-cell table:style-name="ce56"/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foot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 table:number-rows-repeated="469">
          <table:table-cell table:number-columns-repeated="2"/>
          <table:table-cell table:style-name="ce63"/>
          <table:table-cell table:number-columns-repeated="16381"/>
        </table:table-row>
        <table:table-row table:style-name="ro1" table:number-rows-repeated="10480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Misc.'.C18:'Misc.'.C33 'Misc.'.C35:'Misc.'.C510 'Misc.'.C9:'Misc.'.C16">
            <calcext:condition calcext:apply-style-name="Good" calcext:value="contains-text(&quot;Pass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Error" calcext:value="contains-text(&quot;Fail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Accent 2" calcext:value="contains-text(&quot;N/A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Neutral" calcext:value="contains-text(&quot;Blocked&quot;)" calcext:base-cell-address="'Misc.'.C9"/>
          </calcext:conditional-format>
        </calcext:conditional-formats>
      </table:table>
      <table:table table:name="Home" table:style-name="ta1">
        <table:table-column table:style-name="co3" table:default-cell-style-name="ce19"/>
        <table:table-column table:style-name="co2" table:default-cell-style-name="ce19"/>
        <table:table-column table:style-name="co2" table:default-cell-style-name="ce17"/>
        <table:table-column table:style-name="co2" table:default-cell-style-name="ce19"/>
        <table:table-row table:style-name="ro2">
          <table:table-cell table:style-name="ce16" office:value-type="string" calcext:value-type="string">
            <text:p>Home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office:value-type="string" calcext:value-type="string">
            <text:p>Not Tested</text:p>
          </table:table-cell>
          <table:table-cell table:formula="of:=COUNTIF([.$C$9:.$C$503]; [.C2])" office:value-type="float" office:value="4" calcext:value-type="float">
            <text:p>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office:value-type="string" calcext:value-type="string">
            <text:p>Pass</text:p>
          </table:table-cell>
          <table:table-cell table:formula="of:=COUNTIF([.$C$9:.$C$503]; [.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Fail</text:p>
          </table:table-cell>
          <table:table-cell table:formula="of:=COUNTIF([.$C$9:.$C$503]; [.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N/A</text:p>
          </table:table-cell>
          <table:table-cell table:formula="of:=COUNTIF([.$C$9:.$C$503]; [.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3]; [.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link tree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links tree.</text:span></text:p>
          </table:table-cell>
          <table:table-cell table:style-name="ce22"/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Ensure there is a link set for every buttons of the links tree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style-name="ce66" office:value-type="string" calcext:value-type="string">
            <text:p>The background image displays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main content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content body under the links tree.</text:span></text:p>
          </table:table-cell>
          <table:table-cell table:style-name="ce22"/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Logo, title and text content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GET IN TOUCH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Navigate to the home page.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26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calcext:conditional-formats>
          <calcext:conditional-format calcext:target-range-address="Home.C18:Home.C20 Home.C14:Home.C16 Home.C9:Home.C12">
            <calcext:condition calcext:apply-style-name="Good" calcext:value="contains-text(&quot;Pass&quot;)" calcext:base-cell-address="Home.C9"/>
          </calcext:conditional-format>
          <calcext:conditional-format calcext:target-range-address="Home.C18:Home.C20 Home.C14:Home.C16 Home.C9:Home.C12">
            <calcext:condition calcext:apply-style-name="Error" calcext:value="contains-text(&quot;Fail&quot;)" calcext:base-cell-address="Home.C9"/>
          </calcext:conditional-format>
          <calcext:conditional-format calcext:target-range-address="Home.C18:Home.C20 Home.C14:Home.C16 Home.C9:Home.C12">
            <calcext:condition calcext:apply-style-name="Accent 2" calcext:value="contains-text(&quot;N/A&quot;)" calcext:base-cell-address="Home.C9"/>
          </calcext:conditional-format>
          <calcext:conditional-format calcext:target-range-address="Home.C18:Home.C20 Home.C14:Home.C16 Home.C9:Home.C12">
            <calcext:condition calcext:apply-style-name="Neutral" calcext:value="contains-text(&quot;Blocked&quot;)" calcext:base-cell-address="Home.C9"/>
          </calcext:conditional-format>
        </calcext:conditional-formats>
      </table:table>
      <table:table table:name="Gallery" table:style-name="ta1">
        <table:table-column table:style-name="co3" table:default-cell-style-name="ce73"/>
        <table:table-column table:style-name="co2" table:default-cell-style-name="ce73"/>
        <table:table-column table:style-name="co2" table:default-cell-style-name="ce106"/>
        <table:table-column table:style-name="co2" table:default-cell-style-name="ce28"/>
        <table:table-row table:style-name="ro2">
          <table:table-cell table:style-name="ce16" office:value-type="string" calcext:value-type="string">
            <text:p>Gallery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02]; [.C2])" office:value-type="float" office:value="6" calcext:value-type="float">
            <text:p>6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02]; [.C3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02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02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02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header and main content</text:p>
          </table:table-cell>
          <table:table-cell table:style-name="ce21" office:value-type="string" calcext:value-type="string">
            <text:p>Notes</text:p>
          </table:table-cell>
          <table:table-cell table:style-name="ce10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1">
          <table:table-cell office:value-type="string" calcext:value-type="string">
            <text:p>1. From the Home page, navigate to the GALLERY page.</text:p>
          </table:table-cell>
          <table:table-cell table:style-name="ce22"/>
          <table:table-cell table:style-name="ce105"/>
          <table:table-cell table:style-name="ce22"/>
        </table:table-row>
        <table:table-row table:style-name="ro1">
          <table:table-cell table:style-name="ce66" office:value-type="string" calcext:value-type="string">
            <text:p>Page header display the page tit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Page URL should contain “/gallery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office:value-type="string" calcext:value-type="string">
            <text:p>1. From the Home page, navigate to the GALLERY page.</text:p>
            <text:p>2. Observe the body of the page.</text:p>
          </table:table-cell>
          <table:table-cell table:style-name="ce22"/>
          <table:table-cell table:style-name="ce105"/>
          <table:table-cell table:style-name="ce22"/>
        </table:table-row>
        <table:table-row table:style-name="ro1">
          <table:table-cell table:style-name="ce66" office:value-type="string" calcext:value-type="string">
            <text:p>Images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Each image should have a cap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No button should have a link, but all should have text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0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105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Gallery.C18:Gallery.C20 Gallery.C9:Gallery.C16">
            <calcext:condition calcext:apply-style-name="Good" calcext:value="contains-text(&quot;Pass&quot;)" calcext:base-cell-address="Gallery.C9"/>
          </calcext:conditional-format>
          <calcext:conditional-format calcext:target-range-address="Gallery.C18:Gallery.C20 Gallery.C9:Gallery.C16">
            <calcext:condition calcext:apply-style-name="Error" calcext:value="contains-text(&quot;Fail&quot;)" calcext:base-cell-address="Gallery.C9"/>
          </calcext:conditional-format>
          <calcext:conditional-format calcext:target-range-address="Gallery.C18:Gallery.C20 Gallery.C9:Gallery.C16">
            <calcext:condition calcext:apply-style-name="Accent 2" calcext:value="contains-text(&quot;N/A&quot;)" calcext:base-cell-address="Gallery.C9"/>
          </calcext:conditional-format>
          <calcext:conditional-format calcext:target-range-address="Gallery.C18:Gallery.C20 Gallery.C9:Gallery.C16">
            <calcext:condition calcext:apply-style-name="Neutral" calcext:value="contains-text(&quot;Blocked&quot;)" calcext:base-cell-address="Gallery.C9"/>
          </calcext:conditional-format>
        </calcext:conditional-formats>
      </table:table>
      <table:table table:name="Commissions" table:style-name="ta1">
        <table:table-column table:style-name="co3" table:default-cell-style-name="ce66"/>
        <table:table-column table:style-name="co2" table:default-cell-style-name="ce23"/>
        <table:table-column table:style-name="co2" table:default-cell-style-name="ce109"/>
        <table:table-column table:style-name="co2" table:default-cell-style-name="ce28"/>
        <table:table-row table:style-name="ro2">
          <table:table-cell table:style-name="ce16" office:value-type="string" calcext:value-type="string">
            <text:p>Commissions</text:p>
          </table:table-cell>
          <table:table-cell table:style-name="ce73"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18]; [.$C2])" office:value-type="float" office:value="14" calcext:value-type="float">
            <text:p>1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18]; [.$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18]; [.$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18]; [.$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73" table:formula="of:=COUNTIF([.$C$9:.$C$518]; [.$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header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From the Home page, navigate to the COMMISSIONS page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he page header should display the page title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age URL should contain “/commissions”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3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he “Let’s talk about your project” button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6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  <text:p>3. Click on the “Let’s talk about your project” button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body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below the top banner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rice indicator for each section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ext display for each section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“To consider”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ext displays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redirects to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customer reviews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below the “To consider” section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ext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Nameof author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should be linked to the author’s name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table:style-name="ce73"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Commissions.C34:Commissions.C36 Commissions.C9:Commissions.C17 Commissions.C28:Commissions.C32 Commissions.C19:Commissions.C26">
            <calcext:condition calcext:apply-style-name="Good" calcext:value="contains-text(&quot;Pass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Error" calcext:value="contains-text(&quot;Fail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Accent 2" calcext:value="contains-text(&quot;N/A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Neutral" calcext:value="contains-text(&quot;Blocked&quot;)" calcext:base-cell-address="Commissions.C9"/>
          </calcext:conditional-format>
        </calcext:conditional-formats>
      </table:table>
      <table:table table:name="Contact" table:style-name="ta1">
        <table:table-column table:style-name="co3" table:default-cell-style-name="ce73"/>
        <table:table-column table:style-name="co2" table:default-cell-style-name="ce73"/>
        <table:table-column table:style-name="co2" table:default-cell-style-name="ce112"/>
        <table:table-column table:style-name="co2" table:default-cell-style-name="ce28"/>
        <table:table-column table:style-name="co2" table:number-columns-repeated="3" table:default-cell-style-name="Default"/>
        <table:table-column table:style-name="co3" table:default-cell-style-name="Default"/>
        <table:table-row table:style-name="ro2">
          <table:table-cell table:style-name="ce16" office:value-type="string" calcext:value-type="string">
            <text:p>Contact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12]; [.C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12]; [.C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12]; [.C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12]; [.C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12]; [.C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header</text:p>
          </table:table-cell>
          <table:table-cell table:style-name="ce21" office:value-type="string" calcext:value-type="string">
            <text:p>Notes</text:p>
          </table:table-cell>
          <table:table-cell table:style-name="ce11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page header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Page titl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URL contains “/contact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form</text:p>
          </table:table-cell>
          <table:table-cell table:style-name="ce21" office:value-type="string" calcext:value-type="string">
            <text:p>Notes</text:p>
          </table:table-cell>
          <table:table-cell table:style-name="ce11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form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Required fields visib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Submit button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A success messag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Leave the name field empty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Leave the e-mail field empty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Leave the message field empty.</text:span></text:p>
            <text:p><text:span text:style-name="T2">5. Click the submit button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contact card</text:p>
          </table:table-cell>
          <table:table-cell table:style-name="ce21" office:value-type="string" calcext:value-type="string">
            <text:p>Notes</text:p>
          </table:table-cell>
          <table:table-cell table:style-name="ce11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1">2. Observe the contact card at the bottom of the page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7" office:value-type="string" calcext:value-type="string">
            <text:p>The logo and text should display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7" office:value-type="string" calcext:value-type="string">
            <text:p>Social media buttons should display ad linked to hyperlink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calcext:conditional-formats>
          <calcext:conditional-format calcext:target-range-address="Contact.C27:Contact.C30 Contact.C9:Contact.C12 Contact.C14:Contact.C25">
            <calcext:condition calcext:apply-style-name="Good" calcext:value="contains-text(&quot;Pass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Error" calcext:value="contains-text(&quot;Fail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Accent 2" calcext:value="contains-text(&quot;N/A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Neutral" calcext:value="contains-text(&quot;Blocked&quot;)" calcext:base-cell-address="Contact.C9"/>
          </calcext:conditional-format>
        </calcext:conditional-formats>
      </table:table>
      <table:table table:name="Data" table:style-name="ta2">
        <table:table-column table:style-name="co2" table:default-cell-style-name="ce45"/>
        <table:table-row table:style-name="ro1">
          <table:table-cell table:style-name="ce6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Not Tested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ocked</text:p>
          </table:table-cell>
        </table:table-row>
      </table:table>
      <table:table table:name="Template" table:style-name="ta2"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44"/>
        <table:table-row table:style-name="ro2">
          <table:table-cell table:style-name="ce16" office:value-type="string" calcext:value-type="string">
            <text:p>Template</text:p>
          </table:table-cell>
          <table:table-cell table:style-name="ce73"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  <table:table-cell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00]; [.C2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1" table:number-rows-spanned="5">
            <text:p><text:span text:style-name="T1">Enter useful info </text:span>here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00]; [.C3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00]; [.C4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00]; [.C5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73" table:number-columns-repeated="4"/>
          <table:table-cell/>
        </table:table-row>
        <table:table-row table:style-name="ro1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116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1">
          <table:table-cell table:style-name="ce73" office:value-type="string" calcext:value-type="string">
            <text:p>1.<text:span text:style-name="T3"> Steps for TC1</text:span></text:p>
          </table:table-cell>
          <table:table-cell table:style-name="ce22"/>
          <table:table-cell table:style-name="ce11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11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2</text:span></text:p>
          </table:table-cell>
          <table:table-cell table:style-name="ce22"/>
          <table:table-cell table:style-name="ce11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11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3</text:span></text:p>
          </table:table-cell>
          <table:table-cell table:style-name="ce22"/>
          <table:table-cell table:style-name="ce11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11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4</text:span></text:p>
          </table:table-cell>
          <table:table-cell table:style-name="ce22"/>
          <table:table-cell table:style-name="ce11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11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Template.C9:Template.C17">
            <calcext:condition calcext:apply-style-name="Good" calcext:value="contains-text(&quot;Pass&quot;)" calcext:base-cell-address="Template.C9"/>
          </calcext:conditional-format>
          <calcext:conditional-format calcext:target-range-address="Template.C9:Template.C17">
            <calcext:condition calcext:apply-style-name="Error" calcext:value="contains-text(&quot;Fail&quot;)" calcext:base-cell-address="Template.C9"/>
          </calcext:conditional-format>
          <calcext:conditional-format calcext:target-range-address="Template.C9:Template.C17">
            <calcext:condition calcext:apply-style-name="Accent 2" calcext:value="contains-text(&quot;N/A&quot;)" calcext:base-cell-address="Template.C9"/>
          </calcext:conditional-format>
          <calcext:conditional-format calcext:target-range-address="Template.C9:Template.C17">
            <calcext:condition calcext:apply-style-name="Neutral" calcext:value="contains-text(&quot;Blocked&quot;)" calcext:base-cell-address="Template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 style:data-style-name="N2" text:time-value="11:27:43.4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1:35:59.743000000</meta:creation-date>
    <dc:date>2024-09-20T13:00:16.361000000</dc:date>
    <meta:editing-duration>PT8H44M3S</meta:editing-duration>
    <meta:editing-cycles>75</meta:editing-cycles>
    <meta:generator>LibreOffice/24.2.5.2$Windows_X86_64 LibreOffice_project/bffef4ea93e59bebbeaf7f431bb02b1a39ee8a59</meta:generator>
    <meta:document-statistic meta:table-count="8" meta:cell-count="391" meta:object-count="0"/>
  </office:meta>
</office:document-meta>
</file>